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hmer OS" fo:font-size="20pt" fo:font-weight="bold" officeooo:rsid="00173132" officeooo:paragraph-rsid="00173132" style:font-weight-asian="bold" style:font-name-complex="Khmer OS" style:font-weight-complex="bold"/>
    </style:style>
    <style:style style:name="P2" style:family="paragraph" style:parent-style-name="Standard">
      <style:text-properties style:font-name="Khmer OS" officeooo:rsid="00173132" officeooo:paragraph-rsid="00173132" style:font-name-complex="Khmer OS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Khmer OS" fo:font-size="12pt" fo:font-weight="normal" officeooo:rsid="00173132" officeooo:paragraph-rsid="00173132" style:font-weight-asian="normal" style:font-name-complex="Khmer OS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none" fo:font-weight="normal" officeooo:rsid="00173132" officeooo:paragraph-rsid="00173132" style:font-weight-asian="normal" style:font-name-complex="Khmer OS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none" fo:font-weight="normal" officeooo:rsid="00173132" officeooo:paragraph-rsid="0018dbc2" style:font-weight-asian="normal" style:font-name-complex="Khmer OS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none" fo:font-weight="normal" officeooo:rsid="00173132" officeooo:paragraph-rsid="001a1d18" style:font-weight-asian="normal" style:font-name-complex="Khmer OS" style:font-weight-complex="normal"/>
    </style:style>
    <style:style style:name="P7" style:family="paragraph" style:parent-style-name="Standard">
      <style:text-properties fo:color="#ffffff" loext:opacity="100%" style:font-name="Khmer OS" officeooo:rsid="00173132" officeooo:paragraph-rsid="00173132" fo:background-color="#106802" style:font-name-complex="Khmer OS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Khmer OS" fo:font-size="12pt" fo:font-weight="normal" officeooo:rsid="00173132" officeooo:paragraph-rsid="00173132" style:font-weight-asian="normal" style:font-name-complex="Khmer OS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Khmer OS" fo:font-size="12pt" style:text-underline-style="solid" style:text-underline-width="auto" style:text-underline-color="font-color" fo:font-weight="normal" officeooo:rsid="00173132" officeooo:paragraph-rsid="00173132" style:font-weight-asian="normal" style:font-name-complex="Khmer OS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Khmer OS" fo:font-size="12pt" style:text-underline-style="none" fo:font-weight="normal" officeooo:rsid="00173132" officeooo:paragraph-rsid="0018dbc2" style:font-weight-asian="normal" style:font-name-complex="Khmer OS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Khmer OS" fo:font-size="12pt" style:text-underline-style="none" fo:font-weight="normal" officeooo:rsid="00173132" officeooo:paragraph-rsid="00173132" style:font-weight-asian="normal" style:font-name-complex="Khmer OS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Khmer OS" fo:font-size="12pt" style:text-underline-style="none" fo:font-weight="normal" officeooo:rsid="001a1d18" officeooo:paragraph-rsid="001a1d18" style:font-weight-asian="normal" style:font-name-complex="Khmer OS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none" fo:font-weight="normal" officeooo:rsid="001ca03d" officeooo:paragraph-rsid="002399c6" style:font-weight-asian="normal" style:font-name-complex="Khmer OS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none" fo:font-weight="normal" officeooo:rsid="001ca03d" officeooo:paragraph-rsid="0024829e" style:font-weight-asian="normal" style:font-name-complex="Khmer OS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ffff" loext:opacity="100%" style:font-name="Khmer OS" fo:font-size="12pt" style:text-underline-style="none" fo:font-weight="normal" officeooo:rsid="00173132" officeooo:paragraph-rsid="002399c6" fo:background-color="#106802" style:font-weight-asian="normal" style:font-name-complex="Khmer OS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underline-style="solid" style:text-underline-width="auto" style:text-underline-color="font-color"/>
    </style:style>
    <style:style style:name="T3" style:family="text">
      <style:text-properties fo:color="#000000" loext:opacity="100%" style:text-underline-style="solid" style:text-underline-width="auto" style:text-underline-color="font-color" officeooo:rsid="001a1d18"/>
    </style:style>
    <style:style style:name="T4" style:family="text">
      <style:text-properties fo:color="#000000" loext:opacity="100%" style:text-underline-style="solid" style:text-underline-width="auto" style:text-underline-color="font-color" officeooo:rsid="002399c6"/>
    </style:style>
    <style:style style:name="T5" style:family="text">
      <style:text-properties fo:color="#000000" loext:opacity="100%" officeooo:rsid="001a1d18"/>
    </style:style>
    <style:style style:name="T6" style:family="text">
      <style:text-properties fo:color="#000000" loext:opacity="100%" officeooo:rsid="001a6b3c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fo:font-weight="bold" officeooo:rsid="001a6b3c" style:font-weight-asian="bold" style:font-weight-complex="bold"/>
    </style:style>
    <style:style style:name="T9" style:family="text">
      <style:text-properties fo:color="#000000" loext:opacity="100%" fo:font-weight="bold" officeooo:rsid="001a1d18" style:font-weight-asian="bold" style:font-weight-complex="bold"/>
    </style:style>
    <style:style style:name="T10" style:family="text">
      <style:text-properties fo:color="#000000" loext:opacity="100%" officeooo:rsid="001e8861"/>
    </style:style>
    <style:style style:name="T11" style:family="text">
      <style:text-properties fo:color="#000000" loext:opacity="100%" officeooo:rsid="001f80d3"/>
    </style:style>
    <style:style style:name="T12" style:family="text">
      <style:text-properties fo:color="#000000" loext:opacity="100%" officeooo:rsid="002399c6"/>
    </style:style>
    <style:style style:name="T13" style:family="text">
      <style:text-properties fo:color="#000000" loext:opacity="100%" officeooo:rsid="0024829e"/>
    </style:style>
    <style:style style:name="T14" style:family="text">
      <style:text-properties officeooo:rsid="002399c6"/>
    </style:style>
    <style:style style:name="T15" style:family="text">
      <style:text-properties officeooo:rsid="001e88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te: 25/May/21</text:p>
      <text:p text:style-name="P2"/>
      <text:p text:style-name="P2">Chapter 5: </text:p>
      <text:p text:style-name="P1">Polymorphisms</text:p>
      <text:p text:style-name="P1"/>
      <text:p text:style-name="P3"><text:tab/><text:span text:style-name="T1">Polymorphisms ជាការសិក្សាលើក្រុម objects ដែលបាប់យក Function members ដែលមានឈ្មោះដូចគ្នាមក Access។ Polymorphisms (ទំរង់) មានន័យថា ច្រើនទំរង់។ នោះ objectវាអាចសំដែងបានច្រើនទំរង់។ </text:span></text:p>
      <text:p text:style-name="P8">ចង់អោយដើរតួឬសំដែងច្រើនទំរង់</text:p>
      <text:p text:style-name="P9">1- Early Binding:</text:p>
      <text:p text:style-name="P9"/>
      <text:p text:style-name="P10"><text:tab/><text:tab/>គឺជាFunction member ដែល object មួយចាប់យក Access នៅពេល <text:tab/>Compile ឬគេ ហៅថា Static binding។ </text:p>
      <text:p text:style-name="P5"><text:span text:style-name="T1"><text:tab/>Ex: ………<text:line-break/></text:span><text:span text:style-name="T2">2- Lat Binding:</text:span></text:p>
      <text:p text:style-name="P11"><text:tab/><text:tab/>គឺជាFunction memberដែលobjectមួយចាប់យកមក Access នៅពេល Run <text:tab/>ឬគេហៅថា Dynamic binding។</text:p>
      <text:p text:style-name="P4"><text:span text:style-name="T1"><text:tab/>* សំគាល់ ដើម្បីអោយ Function members ទាំងនោះមានលក្ខណះជា Late binding គេ<text:tab/>គ្រាន់តែដាក់ Keyword </text:span><text:span text:style-name="T7">virtual</text:span><text:span text:style-name="T1"> នៅពី </text:span><text:span text:style-name="T9">returnType</text:span><text:span text:style-name="T5"> របស់វា។</text:span></text:p>
      <text:p text:style-name="P6"><text:span text:style-name="T1"><text:tab/>Ex: ………<text:line-break/></text:span><text:span text:style-name="T3">3. Abstract Base Class:</text:span></text:p>
      <text:p text:style-name="P12"><text:tab/><text:tab/>គឺជា class ដែលមាន pure virtual Function។ ហើយ Pure virtual Function <text:tab/>ដែលគ្មាន <text:tab/>definition ហើយ Bodyរបស់វាលិចជារូបរាងនៅលើ Derived class របស់។ <text:tab/>Abstract Base class ត្រូវបានគេប្រើសំរាប់អនុវត្ត Polymorphisms។</text:p>
      <text:p text:style-name="P6"><text:span text:style-name="T5">* Sy</text:span><text:span text:style-name="T6">ntax: ការបង្កើត Pure Virtual Function:<text:line-break/><text:tab/> </text:span><text:span text:style-name="T8">virtual</text:span><text:span text:style-name="T6"> </text:span><text:span text:style-name="T8">returnType</text:span><text:span text:style-name="T6"> Name(parameters)=0;</text:span></text:p>
      <text:p text:style-name="P13"><text:soft-page-break/><text:span text:style-name="T6"><text:tab/>E</text:span><text:span text:style-name="T1">x: គេមានចំការ៣ប្រភេទជារាង ចតុកោណកែង ត្រីកោណ និងរង្វង់។ ដោយអនុវត្តជា<text:tab/>ទំរង់ Polymorphisms តាងអោយចំការនិមួយៗ<text:line-break/>*ដ្យា</text:span><text:span text:style-name="T10">ក្រាម</text:span></text:p>
      <text:p text:style-name="P13"><text:span text:style-name="T10"/></text:p>
      <text:p text:style-name="P15"><text:span text:style-name="T15">Date: </text:span><text:span text:style-name="T14">08/Jun/21</text:span></text:p>
      <text:p text:style-name="P13"><text:span text:style-name="T12"/></text:p>
      <text:p text:style-name="P14"><text:span text:style-name="T4">4- Virtual Base class:</text:span><text:span text:style-name="T10"><text:line-break/><text:tab/>- </text:span><text:span text:style-name="T13">ត្រូវបានគេប្រើសំរាប់អនុវត្តទំរង់Polymorphism។</text:span></text:p>
      <text:p text:style-name="P14"><text:span text:style-name="T13"><text:tab/>- ដើម្បី Data របស់ Derived Class មានភាពខុសគ្នា។</text:span></text:p>
      <text:p text:style-name="P14"><text:span text:style-name="T13"><text:tab/>- នៅក្នុងករណីដែល Data របស់ទំរង់ Object និមួយៗមានលក្ខណះរួមគ្នា។<text:line-break/><text:tab/>Ex:</text:span></text:p>
      <text:p text:style-name="P14"><text:span text:style-name="T11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8T07:45:59.719711687</dc:date>
    <meta:editing-duration>PT1H21M27S</meta:editing-duration>
    <meta:editing-cycles>7</meta:editing-cycles>
    <meta:generator>LibreOffice/7.1.3.2$Linux_X86_64 LibreOffice_project/10$Build-2</meta:generator>
    <meta:document-statistic meta:table-count="0" meta:image-count="0" meta:object-count="0" meta:page-count="2" meta:paragraph-count="19" meta:word-count="199" meta:character-count="1021" meta:non-whitespace-character-count="881"/>
  </office:meta>
</office:document-meta>
</file>